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andʑɤmstu</text:p>
          </table:table-cell>
          <table:table-cell office:value-type="string">
            <text:p>well-ironed</text:p>
          </table:table-cell>
          <table:table-cell office:value-type="string">
            <text:p>ndʑɤm</text:p>
          </table:table-cell>
          <table:table-cell/>
          <table:table-cell office:value-type="string">
            <text:p>astu</text:p>
          </table:table-cell>
          <table:table-cell office:value-type="string">
            <text:p>straight</text:p>
          </table:table-cell>
        </table:table-row>
        <table:table-row table:style-name="ro1">
          <table:table-cell office:value-type="string">
            <text:p>apɤmbat</text:p>
          </table:table-cell>
          <table:table-cell office:value-type="string">
            <text:p>easy to do</text:p>
          </table:table-cell>
          <table:table-cell office:value-type="string">
            <text:p>pa</text:p>
          </table:table-cell>
          <table:table-cell office:value-type="string">
            <text:p>do</text:p>
          </table:table-cell>
          <table:table-cell office:value-type="string">
            <text:p>mbat</text:p>
          </table:table-cell>
          <table:table-cell office:value-type="string">
            <text:p>easy</text:p>
          </table:table-cell>
        </table:table-row>
        <table:table-row table:style-name="ro1">
          <table:table-cell office:value-type="string">
            <text:p>mbɯjtshi</text:p>
          </table:table-cell>
          <table:table-cell office:value-type="string">
            <text:p>go to eat and drink</text:p>
          </table:table-cell>
          <table:table-cell office:value-type="string">
            <text:p>mbi</text:p>
          </table:table-cell>
          <table:table-cell office:value-type="string">
            <text:p>give</text:p>
          </table:table-cell>
          <table:table-cell office:value-type="string">
            <text:p>jtshi</text:p>
          </table:table-cell>
          <table:table-cell office:value-type="string">
            <text:p>give to drink</text:p>
          </table:table-cell>
        </table:table-row>
        <table:table-row table:style-name="ro1">
          <table:table-cell office:value-type="string">
            <text:p>arɟumtɕɤr</text:p>
          </table:table-cell>
          <table:table-cell office:value-type="string">
            <text:p>having uneven wideness</text:p>
          </table:table-cell>
          <table:table-cell office:value-type="string">
            <text:p>rɟum</text:p>
          </table:table-cell>
          <table:table-cell office:value-type="string">
            <text:p>wide</text:p>
          </table:table-cell>
          <table:table-cell office:value-type="string">
            <text:p>tɕɤr</text:p>
          </table:table-cell>
          <table:table-cell office:value-type="string">
            <text:p>narrow</text:p>
          </table:table-cell>
        </table:table-row>
        <table:table-row table:style-name="ro1">
          <table:table-cell office:value-type="string">
            <text:p>mpɯmnu</text:p>
          </table:table-cell>
          <table:table-cell office:value-type="string">
            <text:p>soft and smooth</text:p>
          </table:table-cell>
          <table:table-cell office:value-type="string">
            <text:p>mpɯ</text:p>
          </table:table-cell>
          <table:table-cell office:value-type="string">
            <text:p>soft</text:p>
          </table:table-cell>
          <table:table-cell office:value-type="string">
            <text:p>mnu</text:p>
          </table:table-cell>
          <table:table-cell office:value-type="string">
            <text:p>smooth</text:p>
          </table:table-cell>
        </table:table-row>
        <table:table-row table:style-name="ro1">
          <table:table-cell office:value-type="string">
            <text:p>mtsɯrɕpaʁ</text:p>
          </table:table-cell>
          <table:table-cell office:value-type="string">
            <text:p>be hungry and thursty</text:p>
          </table:table-cell>
          <table:table-cell office:value-type="string">
            <text:p>mtsɯr</text:p>
          </table:table-cell>
          <table:table-cell office:value-type="string">
            <text:p>be hungry</text:p>
          </table:table-cell>
          <table:table-cell office:value-type="string">
            <text:p>ɕpaʁ</text:p>
          </table:table-cell>
          <table:table-cell office:value-type="string">
            <text:p>be thursty</text:p>
          </table:table-cell>
        </table:table-row>
        <table:table-row table:style-name="ro1">
          <table:table-cell office:value-type="string">
            <text:p>nɤrtoχpjɤt</text:p>
          </table:table-cell>
          <table:table-cell office:value-type="string">
            <text:p>observe</text:p>
          </table:table-cell>
          <table:table-cell office:value-type="string">
            <text:p>rtoʁ</text:p>
          </table:table-cell>
          <table:table-cell/>
          <table:table-cell office:value-type="string">
            <text:p>χpjɤt</text:p>
          </table:table-cell>
          <table:table-cell office:value-type="string">
            <text:p>observe</text:p>
          </table:table-cell>
        </table:table-row>
        <table:table-row table:style-name="ro1">
          <table:table-cell office:value-type="string">
            <text:p>nɤscɤlɤt</text:p>
          </table:table-cell>
          <table:table-cell/>
          <table:table-cell office:value-type="string">
            <text:p>sco</text:p>
          </table:table-cell>
          <table:table-cell/>
          <table:table-cell office:value-type="string">
            <text:p>lɤt</text:p>
          </table:table-cell>
          <table:table-cell/>
        </table:table-row>
        <table:table-row table:style-name="ro1">
          <table:table-cell office:value-type="string">
            <text:p>nɤtsɯmɣɯt</text:p>
          </table:table-cell>
          <table:table-cell/>
          <table:table-cell office:value-type="string">
            <text:p>tsɯm</text:p>
          </table:table-cell>
          <table:table-cell/>
          <table:table-cell office:value-type="string">
            <text:p>ɣɯt</text:p>
          </table:table-cell>
          <table:table-cell/>
        </table:table-row>
        <table:table-row table:style-name="ro1">
          <table:table-cell office:value-type="string">
            <text:p>ngɤjtshi</text:p>
          </table:table-cell>
          <table:table-cell office:value-type="string">
            <text:p>feed</text:p>
          </table:table-cell>
          <table:table-cell table:number-columns-repeated="4"/>
        </table:table-row>
        <table:table-row table:style-name="ro1">
          <table:table-cell office:value-type="string">
            <text:p>nɯndzɤmbɣom</text:p>
          </table:table-cell>
          <table:table-cell/>
          <table:table-cell office:value-type="string">
            <text:p>ndza</text:p>
          </table:table-cell>
          <table:table-cell/>
          <table:table-cell office:value-type="string">
            <text:p>mbɣom</text:p>
          </table:table-cell>
          <table:table-cell/>
        </table:table-row>
        <table:table-row table:style-name="ro1">
          <table:table-cell office:value-type="string">
            <text:p>nɯndzɤmdɯm</text:p>
          </table:table-cell>
          <table:table-cell/>
          <table:table-cell office:value-type="string">
            <text:p>ndza</text:p>
          </table:table-cell>
          <table:table-cell/>
          <table:table-cell office:value-type="string">
            <text:p>nɯmdɯm</text:p>
          </table:table-cell>
          <table:table-cell/>
        </table:table-row>
        <table:table-row table:style-name="ro1">
          <table:table-cell office:value-type="string">
            <text:p>nɯndzɤqɤr</text:p>
          </table:table-cell>
          <table:table-cell/>
          <table:table-cell office:value-type="string">
            <text:p>ndza</text:p>
          </table:table-cell>
          <table:table-cell/>
          <table:table-cell office:value-type="string">
            <text:p>qɤr</text:p>
          </table:table-cell>
          <table:table-cell/>
        </table:table-row>
        <table:table-row table:style-name="ro1">
          <table:table-cell office:value-type="string">
            <text:p>nɯrkorlɯt</text:p>
          </table:table-cell>
          <table:table-cell/>
          <table:table-cell office:value-type="string">
            <text:p>rko</text:p>
          </table:table-cell>
          <table:table-cell/>
          <table:table-cell office:value-type="string">
            <text:p>arlɯt</text:p>
          </table:table-cell>
          <table:table-cell/>
        </table:table-row>
        <table:table-row table:style-name="ro1">
          <table:table-cell office:value-type="string">
            <text:p>nɯrŋgɯmbri</text:p>
          </table:table-cell>
          <table:table-cell/>
          <table:table-cell office:value-type="string">
            <text:p>rŋgɯ</text:p>
          </table:table-cell>
          <table:table-cell/>
          <table:table-cell office:value-type="string">
            <text:p>mbri</text:p>
          </table:table-cell>
          <table:table-cell/>
        </table:table-row>
        <table:table-row table:style-name="ro1">
          <table:table-cell office:value-type="string">
            <text:p>rɤjoʁβzɯr</text:p>
          </table:table-cell>
          <table:table-cell/>
          <table:table-cell office:value-type="string">
            <text:p>joʁ</text:p>
          </table:table-cell>
          <table:table-cell/>
          <table:table-cell office:value-type="string">
            <text:p>βzɯr</text:p>
          </table:table-cell>
          <table:table-cell/>
        </table:table-row>
        <table:table-row table:style-name="ro1">
          <table:table-cell table:style-name="ce1" office:value-type="string">
            <text:p>sɤrɤpa</text:p>
          </table:table-cell>
          <table:table-cell table:style-name="ce1"/>
          <table:table-cell table:style-name="ce1" office:value-type="string">
            <text:p>sɤre</text:p>
          </table:table-cell>
          <table:table-cell table:style-name="ce1"/>
          <table:table-cell table:style-name="ce1" office:value-type="string">
            <text:p>pa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1/09/2016</text:date>, <text:time>17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9-01T13:46:25.10</meta:creation-date>
    <dc:date>2016-09-01T17:30:24.21</dc:date>
    <meta:editing-duration>PT03H28M45S</meta:editing-duration>
    <meta:editing-cycles>8</meta:editing-cycles>
    <meta:generator>OpenOffice.org/3.0$Win32 OpenOffice.org_project/300m15$Build-9379</meta:gener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